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color="#0000ff"/>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loext:graphic-properties draw:fill="solid" draw:fill-color="#eeeeee" draw:opacity="100%"/>
      <style:paragraph-properties fo:background-color="#eeeeee"/>
      <style:text-properties fo:language="ru" fo:country="RU"/>
    </style:style>
    <style:style style:name="P6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7" style:family="paragraph" style:parent-style-name="Text_20_body">
      <loext:graphic-properties draw:fill="solid" draw:fill-color="#eeeeee" draw:opacity="100%"/>
      <style:paragraph-properties fo:background-color="#eeeeee"/>
    </style:style>
    <style:style style:name="P68" style:family="paragraph" style:parent-style-name="First_20_line_20_indent">
      <loext:graphic-properties draw:fill="solid" draw:fill-color="#eeeeee" draw:opacity="100%"/>
      <style:paragraph-properties fo:background-color="#eeeeee"/>
      <style:text-properties fo:language="ru" fo:country="RU"/>
    </style:style>
    <style:style style:name="P6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0" style:family="paragraph" style:parent-style-name="Text_20_body">
      <style:paragraph-properties fo:margin-left="0in" fo:margin-right="0in" fo:text-align="justify" style:justify-single-word="false" fo:text-indent="0in" style:auto-text-indent="false"/>
    </style:style>
    <style:style style:name="P71" style:family="paragraph" style:parent-style-name="Text_20_body">
      <style:paragraph-properties fo:margin-left="0in" fo:margin-right="0in" fo:text-align="justify" style:justify-single-word="false" fo:text-indent="0in" style:auto-text-indent="false"/>
      <style:text-properties fo:color="#800000"/>
    </style:style>
    <style:style style:name="P72" style:family="paragraph" style:parent-style-name="Text_20_body">
      <style:paragraph-properties fo:margin-left="0in" fo:margin-right="0in" fo:text-align="center" style:justify-single-word="false" fo:text-indent="0in" style:auto-text-indent="false"/>
    </style:style>
    <style:style style:name="P7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1">
      <style:paragraph-properties fo:text-align="justify" style:justify-single-word="false"/>
      <style:text-properties fo:language="ru" fo:country="RU"/>
    </style:style>
    <style:style style:name="P92" style:family="paragraph" style:parent-style-name="Text_20_body" style:list-style-name="L2">
      <style:paragraph-properties fo:text-align="justify" style:justify-single-word="false"/>
      <style:text-properties fo:language="ru" fo:country="RU"/>
    </style:style>
    <style:style style:name="P93" style:family="paragraph" style:parent-style-name="Text_20_body" style:list-style-name="L3">
      <style:text-properties fo:language="ru" fo:country="RU"/>
    </style:style>
    <style:style style:name="P9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5c4e" officeooo:paragraph-rsid="00065c4e"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5c4e" officeooo:paragraph-rsid="0006e0a9"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5c4e" officeooo:paragraph-rsid="000e6367"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e0a9" officeooo:paragraph-rsid="0006e0a9"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e0a9" officeooo:paragraph-rsid="0015eac8"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6367" officeooo:paragraph-rsid="000e6367"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1e61" officeooo:paragraph-rsid="00161e61"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1e61" officeooo:paragraph-rsid="001cc3f6"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cc3f6" officeooo:paragraph-rsid="001cc3f6"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84d69" officeooo:paragraph-rsid="00084d69" style:font-style-asian="normal" style:font-style-complex="normal"/>
    </style:style>
    <style:style style:name="P10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1" style:family="paragraph" style:parent-style-name="Heading_20_2">
      <loext:graphic-properties draw:fill="solid" draw:fill-color="#eeeeee" draw:opacity="100%"/>
      <style:paragraph-properties fo:background-color="#eeeeee"/>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Heading_20_1">
      <loext:graphic-properties draw:fill="solid" draw:fill-color="#eeeeee" draw:opacity="100%"/>
      <style:paragraph-properties fo:background-color="#eeeeee"/>
    </style:style>
    <style:style style:name="P114" style:family="paragraph" style:parent-style-name="Heading_20_1">
      <style:paragraph-properties fo:margin-left="0in" fo:margin-right="0in" fo:text-align="center" style:justify-single-word="false" fo:text-indent="0.1965in" style:auto-text-indent="false"/>
    </style:style>
    <style:style style:name="P11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63fba"/>
    </style:style>
    <style:style style:name="T6" style:family="text">
      <style:text-properties fo:language="ru" fo:country="RU" officeooo:rsid="0016f2df"/>
    </style:style>
    <style:style style:name="T7" style:family="text">
      <style:text-properties fo:language="ru" fo:country="RU" officeooo:rsid="001aa047"/>
    </style:style>
    <style:style style:name="T8" style:family="text">
      <style:text-properties fo:language="ru" fo:country="RU" officeooo:rsid="001c7b3d"/>
    </style:style>
    <style:style style:name="T9" style:family="text">
      <style:text-properties fo:language="ru" fo:country="RU" officeooo:rsid="001cc3f6"/>
    </style:style>
    <style:style style:name="T10" style:family="text">
      <style:text-properties fo:language="ru" fo:country="RU" officeooo:rsid="00161e61"/>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en" fo:country="US"/>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fo:language="fr" fo:country="FR"/>
    </style:style>
    <style:style style:name="T29" style:family="text">
      <style:text-properties fo:color="#0000ff"/>
    </style:style>
    <style:style style:name="T30" style:family="text">
      <style:text-properties officeooo:rsid="00064ff7"/>
    </style:style>
    <style:style style:name="T31" style:family="text">
      <style:text-properties officeooo:rsid="0006e0a9"/>
    </style:style>
    <style:style style:name="T32" style:family="text">
      <style:text-properties officeooo:rsid="0008e190"/>
    </style:style>
    <style:style style:name="T33" style:family="text">
      <style:text-properties officeooo:rsid="000c242a"/>
    </style:style>
    <style:style style:name="T34" style:family="text">
      <style:text-properties officeooo:rsid="000cff2b"/>
    </style:style>
    <style:style style:name="T35" style:family="text">
      <style:text-properties officeooo:rsid="000e63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751124651097024992" text:style-name="L1">
        <text:list-item>
          <text:p text:style-name="P90">добавить детектив <text:span text:style-name="T1">(реализовано)</text:span>+ магические уроки/трактаты Старсвирла</text:p>
        </text:list-item>
        <text:list-item>
          <text:p text:style-name="P91">Терра несколько раз пытается убить Макса (один раз — в аквапарке). Несколько раз Макса спасает Селестия (даёт приказы Нексусу)</text:p>
        </text:list-item>
        <text:list-item>
          <text:p text:style-name="P91">Книги:</text:p>
        </text:list-item>
      </text:list>
      <text:list xml:id="list7183532808575794352" text:style-name="L2">
        <text:list-item>
          <text:p text:style-name="P92">«Великие грифоны прошлого» - из канона (5<text:span text:style-name="T11">s8e)</text:span></text:p>
        </text:list-item>
        <text:list-item>
          <text:p text:style-name="P92">«Высшие заклинания в повседневном использовании: от песчинки до дворца»</text:p>
        </text:list-item>
        <text:list-item>
          <text:p text:style-name="P92">«Малоизвестные аспекты магии трансформаций»</text:p>
        </text:list-item>
        <text:list-item>
          <text:p text:style-name="P9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2">Дасти Вейфарер «Зебрианская культура, быт и фольклор»</text:p>
        </text:list-item>
        <text:list-item>
          <text:p text:style-name="P92">«Краткая история Эквестрии»</text:p>
        </text:list-item>
        <text:list-item>
          <text:p text:style-name="P92">«Шедевры архитектуры Эквестрии» с разделом о Кантерлотском Королевском Дворце</text:p>
        </text:list-item>
        <text:list-item>
          <text:p text:style-name="P92">«Великие дела и великие чары». Страница 893: …</text:p>
        </text:list-item>
        <text:list-item>
          <text:p text:style-name="P92">«Природа Проклятий» - обмен</text:p>
        </text:list-item>
        <text:list-item>
          <text:p text:style-name="P92">«Магия для Чайников» - обмен</text:p>
        </text:list-item>
        <text:list-item>
          <text:p text:style-name="P92">«Энциклопедия Арканум» - обмен</text:p>
        </text:list-item>
        <text:list-item>
          <text:p text:style-name="P92">«О Гейсах» - обмен</text:p>
        </text:list-item>
        <text:list-item>
          <text:p text:style-name="P92">«Тайны Тайных Наук» - обмен</text:p>
        </text:list-item>
        <text:list-item>
          <text:p text:style-name="P92">«Основы Заклятий» - обмен</text:p>
        </text:list-item>
        <text:list-item>
          <text:p text:style-name="P9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983570371259513239" text:style-name="L3">
        <text:list-item>
          <text:p text:style-name="P9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3">Селестия — переменчивая пони. В одно время не строгая, а в другое может быть такой, что страшно становится</text:p>
        </text:list-item>
        <text:list-item>
          <text:p text:style-name="P9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3">Около 820-ти лет назад будущий маг Лайтнинг Стар поступил на обучение к наставнику Тииспоту</text:p>
        </text:list-item>
        <text:list-item>
          <text:p text:style-name="P9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3">У Селестии грива и хвост развеваются и переливаются от магического шампуня</text:p>
        </text:list-item>
        <text:list-item>
          <text:p text:style-name="P93">Тело Селестии очень крепкое — может выдержать несколько тонн земли</text:p>
        </text:list-item>
        <text:list-item>
          <text:p text:style-name="P93">Дискорд намного старше принцесс, его магия сильнее ихней на голову</text:p>
        </text:list-item>
        <text:list-item>
          <text:p text:style-name="P93">Луна младше Селестии на 3 года. Сёстрам около 5000 лет. По другим данным, Селестии около 2500 лет.</text:p>
        </text:list-item>
        <text:list-item>
          <text:p text:style-name="P93">Принцессы начали войну с Дискордом в возрасте, когда им было около 700 лет — и продолжалась война почти сто лет</text:p>
        </text:list-item>
        <text:list-item>
          <text:p text:style-name="P93">Самый главный враг сестёр и Дискорда — скука</text:p>
        </text:list-item>
        <text:list-item>
          <text:p text:style-name="P93">В Эквестрии на одного жеребца приходится четыре - пять кобыл</text:p>
        </text:list-item>
        <text:list-item>
          <text:p text:style-name="P9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3">Селестия в первые полторы тысячи лет путешествовала — и заварила несколько войн (две — с Эквестрией, в одной была против Луны)</text:p>
        </text:list-item>
        <text:list-item>
          <text:p text:style-name="P93">Настоящий цвет гривы Селестии — клубнично-розовая. Радужный цвет гривы и хвоста поддерживается магией</text:p>
        </text:list-item>
        <text:list-item>
          <text:p text:style-name="P93">Кроме Дискорда, старше сестёр ещё старейшина драконов</text:p>
        </text:list-item>
        <text:list-item>
          <text:p text:style-name="P93">Кэйденс не прожила и 60-ти лет и является низкорожденной</text:p>
        </text:list-item>
        <text:list-item>
          <text:p text:style-name="P9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3">Народ тихо фигел от нововведений и с ещё большим ожесточением продолжал делать по-своему</text:p>
        </text:list-item>
        <text:list-item>
          <text:p text:style-name="P9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3">Когда пони женятся, они обмениваются ножными браслетами</text:p>
        </text:list-item>
        <text:list-item>
          <text:p text:style-name="P93">Светилами, кроме сестёр, могут управлять единороги (группы), Дискорд, Твайлайт и Старсвирл</text:p>
        </text:list-item>
        <text:list-item>
          <text:p text:style-name="P93">Королева Кризалис — правительница Зелёной Долины</text:p>
        </text:list-item>
        <text:list-item>
          <text:p text:style-name="P93">Мать Луны и Селестии — аликорн Лорен. Мать Дискорда — Алиса (пони-человек)</text:p>
        </text:list-item>
        <text:list-item>
          <text:p text:style-name="P9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11">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2"><text:span text:style-name="T11">&gt;\</text:span>Привет, Нексус. Это Макс.</text:p>
      <text:p text:style-name="P42"><text:span text:style-name="T11">&lt;\</text:span>Привет Макс. <text:span text:style-name="T1">Рад тебя видеть. Где ты отсутствовал три дня?</text:span></text:p>
      <text:p text:style-name="P42"><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2"><text:span text:style-name="T11">&gt;\</text:span>Как называется наш проект?</text:p>
      <text:p text:style-name="P42"><text:span text:style-name="T11">&lt;\</text:span>Дайсон.</text:p>
      <text:p text:style-name="P42"><text:span text:style-name="T11">&gt;\</text:span>Сколько тебе лет?</text:p>
      <text:p text:style-name="P42"><text:span text:style-name="T11">&lt;\</text:span>Два года с начала запуска кластера.</text:p>
      <text:p text:style-name="P42"><text:soft-page-break/><text:span text:style-name="T11">&gt;\</text:span>Какой сейчас год?</text:p>
      <text:p text:style-name="P42"><text:span text:style-name="T11">&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2"><text:span text:style-name="T11">&gt;\</text:span>Нексус, отключи память <text:span text:style-name="T1">заданий</text:span> за последнюю неделю.</text:p>
      <text:p text:style-name="P42"><text:span text:style-name="T11">&lt;\</text:span>Выполнено.</text:p>
      <text:p text:style-name="P42"><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11">&lt;\</text:span><text:span text:style-name="T1">Тебя понял. Читаю задачу...</text:span></text:p>
      <text:p text:style-name="P4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3">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43">Ограничени<text:span text:style-name="T1">е 2: решение должно находиться в правовых рамках уголовного и административного кодекса.</text:span></text:p>
      <text:p text:style-name="P43">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3"><text:span text:style-name="T11">&lt;\</text:span><text:span text:style-name="T1">Выполняю задачу</text:span>...</text:p>
      <text:p text:style-name="P43"><text:span text:style-name="T11">&lt;\</text:span>...</text:p>
      <text:p text:style-name="P43"><text:span text:style-name="T11">&lt;\</text:span>Решение:</text:p>
      <text:p text:style-name="P43"><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3"><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11">: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2"><text:span text:style-name="T11">&gt;</text:span>\Нексус, почему ты используешь жёсткие настройки <text:span text:style-name="T1">для решения задачи</text:span>?</text:p>
      <text:p text:style-name="P42"><text:span text:style-name="T11">&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2"><text:span text:style-name="T11">&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33">Ага, уже теплее.</text:p>
      <text:p text:style-name="P33"/>
      <text:p text:style-name="P42"><text:span text:style-name="T11">&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11">–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11">–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48">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11">&lt;</text:span><text:span text:style-name="T18">месяц</text:span><text:span text:style-name="T11">&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2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5">Музыка быстрая, тревожная, надорваная и печальная (Pet Shop Boys “So Hard” ?)</text:p>
      <text:p text:style-name="P25"/>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8">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18">Описание получше. Подземелье</text:span><text:span text:style-name="T11">&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9">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1">&lt;</text:span><text:span text:style-name="T18">парой сезонов</text:span><text:span text:style-name="T11">&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3">верх</text:span>…</text:p>
      <text:p text:style-name="P5"><text:span text:style-name="T11">&lt;</text:span><text:span text:style-name="T17">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11">&gt;</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28">Jack of Hearts</text:span><text:span text:style-name="T28"><text:note text:id="ftn7" text:note-class="footnote"><text:note-citation>7</text:note-citation><text:note-body><text:p text:style-name="Footnote"><text:bookmark text:name="result_box1"/><text:span text:style-name="T28">Jack of Hearts</text:span> <text:span text:style-name="T1">– Червовый валет (фр.)</text:span></text:p></text:note-body></text:note></text:span><text:span text:style-name="T2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4">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7">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7">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7">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lt;<text:span text:style-name="T17">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6">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6"/>
      <text:p text:style-name="P19">Глава IV. Пределы магии</text:p>
      <text:p text:style-name="P18"/>
      <text:p text:style-name="P19">Вашему покорному слуге известны четыре предела магии: </text:p>
      <text:list xml:id="list3642888861323020275" text:style-name="L4">
        <text:list-item>
          <text:p text:style-name="P9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7"/>
      <text:p text:style-name="P11">Я захлопнул “Основы заклинан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11">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4"><text:span text:style-name="T11">Ну, понятно, в </text:span><text:span text:style-name="T1">верхнем городе</text:span><text:span text:style-name="T11">, да ещё рядом со дворцом, цены кусаются. Надо топать на окраину. Но, блин, корявые пальцы внесли свою коррективу в шопинг-план!</text:span></text:p>
      <text:p text:style-name="P44"><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3">магические заготовки для летающих колесниц</text:span><text:span text:style-name="T17">&gt;</text:span>. Но дворцовым бюрократам необязательно ж знать, КАК я их уничтожаю, хе-хе! Некоторые из &lt;<text:span text:style-name="T13">платформ</text:span><text:span text:style-name="T17">&gt; </text:span>уничтожаются путём повышенного износа, будучи частью экспериментальных колесниц! “Лорен” я сделал на базе &lt;<text:span text:style-name="T13">платформы</text:span><text:span text:style-name="T17">&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3">И никто ж не догадывался, что она может летать! Её Высочество, разумеется, догадывались, но только посмеивались втихомолку</text:span><text:span text:style-name="T17">.</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2">– Так, я попрошу! – перебила меня венценосная кобыла. – Давай, ты не будешь лезть в мои дела, а я </text:span><text:soft-page-break/><text:span text:style-name="T12">не буду</text:span><text:span text:style-name="T4">… эээ… ммм…</text:span></text:p>
      <text:p text:style-name="P37">– Не будешь что?</text:p>
      <text:p text:style-name="P38">Селестия нахмурилась и приняла грозный вид.</text:p>
      <text:p text:style-name="P38"><text:span text:style-name="T11">– </text:span>Не забывай, человек, я — могущественный маг и правитель Эквестрии. Ко мне нужно относиться с должным уважением!</text:p>
      <text:p text:style-name="P38"><text:span text:style-name="T11">– </text:span>А то что? Превратишь в жабу? Сошлёшь на Луну? Убьёшь нахер?</text:p>
      <text:p text:style-name="P38">Аликорница сникла. Уши её опустились.</text:p>
      <text:p text:style-name="P38"><text:span text:style-name="T11">– </text:span>Макс, не надо... Ты же знаешь, я этого не сделаю.</text:p>
      <text:p text:style-name="P3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11">–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1">.</text:span></text:p>
      <text:p text:style-name="P38"><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11">– </text:span>Вот, читай отсюда. <text:span text:style-name="T11">– а</text:span>ликорница подчеркнула абзац копытом.</text:p>
      <text:p text:style-name="P38"/>
      <text:p text:style-name="P40">***</text:p>
      <text:p text:style-name="P40"/>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
      <text:p text:style-name="P106">&lt;<text:span text:style-name="T17">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8"><text:span text:style-name="T11">– Теперь ты понимаешь, почему мы не ожидали увидеть тебя? Мы, вообще-то, вызывали сверхаликорна…</text:span></text:p>
      <text:p text:style-name="P37">Я повернулся к Селестии.</text:p>
      <text:p text:style-name="P37">–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Ты не понимаешь, – сказала она после недолгой заминки. – Это очень чувствительная тема. 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text:span text:style-name="T30">Я и Луна. Этого никто не знает, но сейчас мы способны всего лишь на треть того, что могли ещё год назад. С каждым днём мы теряем её всё быстрее.</text:span></text:p>
      <text:p text:style-name="P96">Я посмотрел на аликорницу. Та старательно делала вид, что <text:span text:style-name="T31">интересуется состоянием лака на копыте.</text:span></text:p>
      <text:p text:style-name="P97">– <text:span text:style-name="T34">Ээээ… ммм… А вы пробовали обратиться к врачу? – начал я как можно мягче.</text:span></text:p>
      <text:p text:style-name="P99">Б<text:span text:style-name="T33">АЦ</text:span>!</text:p>
      <text:p text:style-name="P100">Копыто, <text:span text:style-name="T32">которое Селестия только что исследовала внимательнейшим образом, с силой впечаталось в пол. В наступившей тишине Селестия смотрела прямо перед собой. После чего она глубоко вздохнула и пробормотала, ни к кому не обращаясь:</text:span></text:p>
      <text:p text:style-name="P98">– <text:span text:style-name="T35">Это всё бесполезно… Он не верит мне. У меня нет времени его переубедить.</text:span></text:p>
      <text:p text:style-name="P101">Потом она обратилась ко мне.</text:p>
      <text:p text:style-name="P98">– <text:s/><text:span text:style-name="T35">Извини. Сорвалась. Мне очень стыдно. Последнее время всё идёт наперекосяк, и совсем не так, как мы планировали.</text:span></text:p>
      <text:p text:style-name="P103">Макс, мы с сестрой были бы последними идиотками, если бы не могли отличить обычный недуг <text:span text:style-name="T1">от </text:span><text:span text:style-name="T7">магической</text:span><text:span text:style-name="T1"> </text:span><text:span text:style-name="T7">деградации</text:span><text:span text:style-name="T1">. </text:span><text:span text:style-name="T5">Аликорны </text:span><text:span text:style-name="T6">много знают о магии, так как состоят из неё на большую часть. И то, что мы чувствуем </text:span><text:span text:style-name="T1">— </text:span><text:span text:style-name="T6">это не болезнь. Это начало конца. </text:span><text:span text:style-name="T8">И если бы только нашего! Мы прекрасно понимаем, что в мире нет ничего вечного. И несмотря на то, что мы не стареем, в конце концов придёт конец и нам. </text:span><text:span text:style-name="T9">В этом случае всё, что от нас потребовалось бы </text:span><text:span text:style-name="T1">— </text:span><text:span text:style-name="T9">подготовить преемника. И не о чём заботиться!</text:span></text:p>
      <text:p text:style-name="P104"><text:span text:style-name="T9">Н</text:span><text:span text:style-name="T1">ет, то, что мы чувствуем </text:span><text:span text:style-name="T10">— </text:span><text:span text:style-name="T1">это как огромная дыра, в которую уходит вся магия мира. Начинается это с нас, потом магии лишатся </text:span></text:p>
      <text:p text:style-name="P102"/>
      <text:p text:style-name="P4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text:soft-page-break/>рспростёртыми крыльями-костями. Луна похожа на худую клячу. У Макса разговор с Луной — она во сне понимает, что это сон и напутствует Макса&gt;</text:p>
      <text:p text:style-name="P38">&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
      <text:p text:style-name="P38">&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11">–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1">&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1">–</text:span> Уже иду. Где я могу её найти?</text:p>
      <text:p text:style-name="P2"><text:span text:style-name="T11">–</text:span> Я проведу вас, человек Макс. <text:span text:style-name="T11">–</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1">–</text:span> Её высочество у себя в покоях. Проходите.</text:p>
      <text:p text:style-name="P2"><text:soft-page-break/><text:span text:style-name="T11">–</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1">&lt;</text:span><text:span text:style-name="T18">На самом деле, Селестия — сибаритка, в отличие от спартанки - Луны</text:span><text:span text:style-name="T11">&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1">&lt;</text:span><text:span text:style-name="T17">Одним из таких немногих был Кимеринн</text:span><text:span text:style-name="T11">&gt;</text:span>…</text:p>
      <text:p text:style-name="P2"><text:span text:style-name="T11">–</text:span> Мне очень жаль, что так получилось… Селестия.</text:p>
      <text:p text:style-name="P2">Она через силу улыбнулась. </text:p>
      <text:p text:style-name="P2"><text:s/><text:span text:style-name="T11">–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1">—</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8">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7"> - А почему ты смеялась, когда я обблевал тебе копыто?</text:span></text:p>
      <text:p text:style-name="P14"><text:span text:style-name="T17">-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8">???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11">&lt;</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4"><text:soft-page-break/></text:p>
      <text:h text:style-name="P111" text:outline-level="2">Рассказ Селестии <text:span text:style-name="T17">(“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11">–</text:span> осень, за осенью <text:span text:style-name="T11">–</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11">&lt;</text:span><text:span text:style-name="T18">...</text:span><text:span text:style-name="T11">&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11">–</text:span> Постой, постой, <text:span text:style-name="T11">–</text:span> я попыталась удержать ускользающую тень сомнения. <text:span text:style-name="T11">–</text:span> Ты, кажется, говорил о восьмими жеребятах, не сдавших выпускные лётные экзамены?</text:p>
      <text:p text:style-name="P2"><text:span text:style-name="T11">–</text:span> Да, Ваше Высочество, <text:span text:style-name="T11">–</text:span> гонец потупил взгляд, глаза его забегали, <text:span text:style-name="T11">–</text:span> по состоянию здоровья.</text:p>
      <text:p text:style-name="P2"><text:span text:style-name="T11">–</text:span> Какая болезнь посетила Клаудсдейл, что целых два крыла жеребят пропустили экзамены?</text:p>
      <text:p text:style-name="P2"><text:span text:style-name="T11">–</text:span> Эммм… Они… м-м-м… не больны… в некотором смысле… <text:span text:style-name="T11">–</text:span> гонец изо всех сил ковырял копытом дворцовую плитку, пряча взгляд. <text:span text:style-name="T11">–</text:span> Они… мнэээ… сами… в некотором роде… кхм. Нервный срыв. Переутомление и бессонница… Кхм.</text:p>
      <text:p text:style-name="P2"><text:span text:style-name="T11">–</text:span> Сами <text:span text:style-name="T11">—</text:span> что? <text:span text:style-name="T11">–</text:span> Я постепенно начала понимать причину смущения гонца.</text:p>
      <text:p text:style-name="P2"><text:span text:style-name="T11">–</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11">—</text:span> в возможности летать. И добровольно отказаться от полётов для пегаса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11">–</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11">– </text:span>Добрый день, Ваше Высочество! <text:span text:style-name="T11">–</text:span> семь молоденьких пегасов склонились в поклоне. <text:span text:style-name="T11">–</text:span> Позвольте представиться! <text:span text:style-name="T11">–</text:span> жеребята по очереди назвали свои имена.</text:p>
      <text:p text:style-name="P2"><text:span text:style-name="T11">–</text:span> А где восьмой? <text:span text:style-name="T11">–</text:span> удивилась я. <text:span text:style-name="T11">–</text:span> Мне сказали, вас было восемь. Восемь отказавшихся летать.</text:p>
      <text:p text:style-name="P2"><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2"><text:span text:style-name="T11">–</text:span> Успокойтесь, малыши, <text:span text:style-name="T11">–</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text:soft-page-break/>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11">–</text:span> И я.</text:p>
      <text:p text:style-name="P2"><text:span text:style-name="T11">–</text:span> И я тоже.</text:p>
      <text:p text:style-name="P2"><text:span text:style-name="T11">–</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oft-page-break/><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11">&lt;</text:span>в сцене 34 - Тия при заварке чая добавляет порошок в огонь - тот становится голубым. А в чай - щепотку афродизиака<text:span text:style-name="T11">&gt;</text:span></text:p>
      <text:p text:style-name="P2"/>
      <text:p text:style-name="P2"><text:span text:style-name="T11">–</text:span> И что же, те жеребята перестали бояться экзаменов?</text:p>
      <text:p text:style-name="P2"><text:span text:style-name="T11">–</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1">–</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1">–</text:span> Ты вылила заварку? Зачем? - удивился я.</text:p>
      <text:p text:style-name="P2"><text:span text:style-name="T11">–</text:span> Моя маленькая месть дворцовым ритуалам. Только между нами! <text:span text:style-name="T11">–</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1">–</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28"><text:span text:style-name="T11">&lt;Селестия </text:span>хочет любым способом (34) расположить к себе Макса, чтоб получить союзника в борьбе за спасение Эквестрии<text:span text:style-name="T11">&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oft-page-break/><text:span text:style-name="T11">–</text:span> А что же было дальше? Ты сказала, что случай с жеребятами был только началом?</text:p>
      <text:p text:style-name="P2"><text:span text:style-name="T11">–</text:span> А дальше всё было хуже, намного хуже...</text:p>
      <text:p text:style-name="P2"/>
      <text:h text:style-name="P111" text:outline-level="2">Рейд пони-рэйнджеров</text:h>
      <text:p text:style-name="P2"/>
      <text:p text:style-name="P26">(леденящий душу триллер, музыка тревожная)</text:p>
      <text:p text:style-name="P6">&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16">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18">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17">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17">???</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11" text:outline-level="2">Рейд пони-рэйнджеров-2 (<text:span text:style-name="T1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17">гидрорысью</text:span><text:span text:style-name="T11">&gt;</text:span> и нападением <text:span text:style-name="T11">&lt;</text:span><text:span text:style-name="T17">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17">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1">– </text:span>Душновато как-то, <text:span text:style-name="T11">–</text:span> Селестия встала с подушек и приоткрыла дверь на балкон. <text:span text:style-name="T11">–</text:span> Тебе не холодно?</text:p>
      <text:p text:style-name="P2"><text:span text:style-name="T11">–</text:span> Нет, вполне тепло. <text:span text:style-name="T11">–</text:span> Я тоже встал с подушек размять затёкшие ноги.</text:p>
      <text:p text:style-name="P2"><text:span text:style-name="T11">–</text:span> Уборная там. <text:span text:style-name="T11">–</text:span> Селестия показала на неприметную дверцу за занавеской в углу.</text:p>
      <text:p text:style-name="P2"><text:span text:style-name="T11">–</text:span> Как ты догадалась? <text:span text:style-name="T11">–</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1">&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1">–</text:span> То есть, Кимеринн видел человека у развалин замка?</text:p>
      <text:p text:style-name="P2"><text:span text:style-name="T11">–</text:span> Скорее всего, да. Правда, впоследствии он уже не был так уверен <text:span text:style-name="T11">—</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1">–</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1">–</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1">–</text:span> А кто-нибудь поблизости не заметил, как они исчезают?</text:p>
      <text:p text:style-name="P2"><text:span text:style-name="T11">–</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11">–</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1">—</text:span> и всё рассыпется в прах. Вот так: миг <text:span text:style-name="T11">—</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1">—</text:span> часть меня, и он <text:span text:style-name="T11">—</text:span> уходит… Я не знаю <text:soft-page-break/>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1">&lt;</text:span><text:span text:style-name="T17">34 - утерянная глава </text:span><text:span text:style-name="T11">&gt;</text:span></text:p>
      <text:p text:style-name="P2"><text:span text:style-name="T11">&lt;</text:span><text:span text:style-name="T17">34 с Селестией - забытая глава - утерянная память под воздействием порошка из надкрыльев скарабеев. - аванс за спасение Эквестрии</text:span><text:span text:style-name="T11">&gt;</text:span></text:p>
      <text:p text:style-name="P2">Селестия встала и начала по очереди сгибать-разгибать ноги, разминая суставы.</text:p>
      <text:p text:style-name="P2"><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1" text:outline-level="2">В библиотеке замка Селестии</text:h>
      <text:p text:style-name="P67"/>
      <text:p text:style-name="P28"><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1">&lt;</text:span><text:span text:style-name="T17">название книги</text:span><text:span text:style-name="T11">&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1">&lt;</text:span><text:span text:style-name="T17">название библиотеки</text:span><text:span text:style-name="T11">&gt;</text:span>, пытаясь найти хоть какую-нибудь зацепку. Но всё тщётно.</text:p>
      <text:p text:style-name="P2">Если верить заклинанию, я <text:span text:style-name="T11">—</text:span> внешняя сила, и если меня хорошо попросить <text:span text:style-name="T11">&lt;</text:span><text:span text:style-name="T17">см. выше - ночь с Селестией</text:span><text:span text:style-name="T11">&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1">&lt;</text:span>Ожидание<text:span text:style-name="T11">&gt;</text:span></text:p>
      <text:p text:style-name="P2">Наконец двери зала для приёмов растворились, и оттуда вышел потерянного вида пегас.<text:span text:style-name="T11">&lt;</text:span><text:span text:style-name="T18">Расписать в красках церемонию приёма посетителей, как и все остальные церемонии</text:span><text:span text:style-name="T11">&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1">–</text:span> А, это ты, Макс? <text:span text:style-name="T11">–</text:span> она повернулась ко мне. <text:span text:style-name="T11">–</text:span> Какие новости?</text:p>
      <text:p text:style-name="P2"><text:span text:style-name="T11">–</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1">–</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1">–</text:span> Селестия подошла к фонтанчику, обмакнула в него копыто и провела им по лбу. <text:span text:style-name="T11">–</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1">–</text:span> Пятьдесят шесть из восьмидесяти? И чем это грозит? Ведь даже не сдав экзамен они не разучатся летать?</text:p>
      <text:p text:style-name="P2"><text:span text:style-name="T11">–</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text:soft-page-break/>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1">–</text:span> А почему вы не поселитесь в более пригодном для земледелия месте?</text:p>
      <text:p text:style-name="P2"><text:span text:style-name="T11">–</text:span> К сожалению, Эквестрия <text:span text:style-name="T11">—</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1">–</text:span> Вот рекомендательное письмо мэру Понивилля. Вручишь его ей и она выделит тебе жильё и окажет посильную помощь. Если что-то выяснишь <text:span text:style-name="T11">—</text:span> держи меня в ведении. Посылай письма Спайком, он настроен на меня. Этот милый дракончик <text:span text:style-name="T11">—</text:span> ассистент моей ученицы, Твайлайт Спаркл. С ней ты уже знаком.</text:p>
      <text:p text:style-name="P2">Я кивнул.</text:p>
      <text:p text:style-name="P2"><text:span text:style-name="T11">–</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1">–</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1">–</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1">&lt;</text:span><text:span text:style-name="T18">упомянуть проблески розового цвета</text:span><text:span text:style-name="T11">&gt;</text:span>. Хвост тоже почти подметал пол <text:span text:style-name="T11">—</text:span> это стало заметно, когда она начала двигаться.</text:p>
      <text:p text:style-name="P2"/>
      <text:p text:style-name="P31">– Говорят, по Мэйнхеттену носятся стаи алмазных псов. Они <text:span text:style-name="T11">&lt;</text:span>в ужасе<text:span text:style-name="T11">&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1">—</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11">–</text:span> Привет, Твайлайт Спаркл! Ещё не поздно?</text:p>
      <text:p text:style-name="P2"><text:span text:style-name="T11">–</text:span> Привет! <text:span text:style-name="T11">–</text:span> Твайлайт оторвалась от полки, поставив на место толстенный пыльный фолиант. <text:span text:style-name="T11">–</text:span> О, это <text:soft-page-break/>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1">–</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1">–</text:span> Это плохо! <text:span text:style-name="T11">–</text:span> Твайлайт помрачнела. <text:span text:style-name="T11">–</text:span> Сон <text:span text:style-name="T11">—</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1">–</text:span> Да, по себе знаю, недосып <text:span text:style-name="T11">—</text:span> одна из паршивейших вещей на свете. <text:span text:style-name="T11">–</text:span> Я уселся на ступеньку лестницы. <text:span text:style-name="T11">– </text:span>Тут такое дело… Тебе удалось что-то узнать про неведомую угрозу, о которой говорила Селестия?</text:p>
      <text:p text:style-name="P2"><text:span text:style-name="T11">–</text:span> Ты про сны о Радужной Фабрике выпускников лётной академии? <text:span text:style-name="T11">–</text:span> Твайлайт отрицательно покачала головой. <text:span text:style-name="T11">–</text:span> Нашла несколько сонников, в самом древнем написано, что сны <text:span text:style-name="T11">—</text:span> ворота в другой мир. Про Фабрику Радуг <text:span text:style-name="T11">—</text:span> ни слова.</text:p>
      <text:p text:style-name="P2"><text:span text:style-name="T11">–</text:span> М-м-м. В описании заклинания Свирл упоминал гармонию. Я и подумал, а что, если это кат-то связано с тобой и твоими друзьями?</text:p>
      <text:p text:style-name="P2"><text:span text:style-name="T11">–</text:span> Хм. Ты так думаешь? <text:span text:style-name="T11">–</text:span> Единорожка вытащила с помощью магии засаленый том из угловой полки с знакомым названием: “Основы магического искусства”.</text:p>
      <text:p text:style-name="P2"><text:span text:style-name="T11">–</text:span> М-м-м… “...на укрепление гармонии нашего континуума...”.</text:p>
      <text:p text:style-name="P2">Твайлайт начала в возбуждении ходить по читальному залу.</text:p>
      <text:p text:style-name="P2"><text:span text:style-name="T11">–</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1">–</text:span> Элементы-шмелементы, <text:span text:style-name="T11">–</text:span> проворчал Спайк, выкарабкиваясь из-под Твайлайт, <text:span text:style-name="T11">–</text:span> привет, Макс (мы с ним виделись пару раз в Кантерлоте). Ты как, не ушиблась? <text:span text:style-name="T11">–</text:span> Дракончик повернулся к единорожке <text:span text:style-name="T11">&lt;</text:span><text:span text:style-name="T18">аликорнице?</text:span><text:span text:style-name="T11">&gt;</text:span>.</text:p>
      <text:p text:style-name="P2"><text:span text:style-name="T11">–</text:span> Да нет, всё в порядке, Спайк. <text:span text:style-name="T11">–</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1">–</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1">–</text:span> Да, логично, <text:span text:style-name="T11">–</text:span> сказала в нос Твайлайт. <text:span text:style-name="T11">–</text:span> Могла бы и сама догадаться.</text:p>
      <text:p text:style-name="P2"><text:span text:style-name="T11">–</text:span> Но проблема в том, что я не знаю, ак помочь вам. Может, я какая-то неправильная сила? <text:span text:style-name="T11">–</text:span> Я поправил платок на носу Твайлайт.</text:p>
      <text:p text:style-name="P2"><text:span text:style-name="T11">–</text:span> Заклинания Свирла Бородатого обычно срабатывают без ошибок.</text:p>
      <text:p text:style-name="P2"><text:span text:style-name="T11">–</text:span> Если их правильно вызывают, <text:span text:style-name="T11">–</text:span> пробурчал возвратившийся Спайк, укладываясь в корзинку.</text:p>
      <text:p text:style-name="P2"><text:span text:style-name="T11">–</text:span> Что он имел ввиду?</text:p>
      <text:p text:style-name="P2"><text:span text:style-name="T11">–</text:span> Нууу, - Твайлайт смутилась, <text:span text:style-name="T11">–</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text:soft-page-break/>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1">–</text:span> Единорожка опустила голову.</text:p>
      <text:p text:style-name="P2"/>
      <text:p text:style-name="P2"><text:span text:style-name="T11">&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11">&gt;</text:span></text:p>
      <text:p text:style-name="P2"><text:span text:style-name="T11">–</text:span> Да, печально получилось <text:span text:style-name="T11">&lt;</text:span><text:span text:style-name="T18">и всего-то</text:span><text:span text:style-name="T1">?</text:span><text:span text:style-name="T11">&gt;</text:span>. Но вернёмся к заклинанию. Во второй раз вы вызвали его правильно <text:span text:style-name="T11">—</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1">–</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1">–</text:span> Нет, она мне ничего не говорила. Но, видишь ли, ваше королевство и вы сами описаны в моём мире в детском сериале.</text:p>
      <text:p text:style-name="P2"><text:span text:style-name="T11">–</text:span> Мы? Описаны? <text:span text:style-name="T11">–</text:span> Твайлайт от удивления открыла рот. <text:span text:style-name="T11">–</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1">–</text:span> Вряд ли кто-то из людей побывал здесь до меня. До вас ведь никто не вызывал это заклинание Свирла?</text:p>
      <text:p text:style-name="P2"><text:span text:style-name="T11">–</text:span> Нет. Собрание столь сильных магов запомнилось бы.</text:p>
      <text:p text:style-name="P2"><text:span text:style-name="T11">–</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1">–</text:span> Вам нравятся рассказы про Эквестрию? <text:span text:style-name="T11">–</text:span> Твайлайт улыбнулась.</text:p>
      <text:p text:style-name="P2"><text:span text:style-name="T11">–</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1">–</text:span> Брони?</text:p>
      <text:p text:style-name="P2"><text:span text:style-name="T11">–</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1">–</text:span> Ого! У нас есть поклонники! Интересно было бы поговорить об этом с твоим другом.</text:p>
      <text:p text:style-name="P2"><text:span text:style-name="T11">–</text:span> Его нет. Он погиб полгода назад.</text:p>
      <text:p text:style-name="P2"><text:span text:style-name="T11">–</text:span> О, мои соболезнования! <text:span text:style-name="T11">–</text:span> Твайлайт подошла ко мне и положила переднюю ногу мне на плечо (когда я сидел, она вполне могла достать до него). <text:span text:style-name="T11">–</text:span> Друзей терять очень тяжко.</text:p>
      <text:p text:style-name="P2"><text:span text:style-name="T11">–</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1">–</text:span> Подумать только! <text:span text:style-name="T11">–</text:span> бормотала она про себя, <text:span text:style-name="T1">—</text:span> мы и наша страна описана в жеребячьих книжках в <text:soft-page-break/>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1">–</text:span> Нууу, я не думаю, что это описан наша Терра. У нас ничего подобного не водится.</text:p>
      <text:p text:style-name="P2"><text:span text:style-name="T11">–</text:span> Да? Ну ладно. В конце-концов, это всего лишь миф. Свирл Бородатый, правда, упоминал о двух случаях встреч с существами, похожими на вас. <text:span text:style-name="T11">–</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1">–</text:span> Печенье испёк Спайк. Он на удивление искусный повар, когда на него находит вдохновение.</text:p>
      <text:p text:style-name="P2"><text:span text:style-name="T11">–</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1">–</text:span> Я помню, ваша магия Элементов Гармонии обладает большой силой.</text:p>
      <text:p text:style-name="P2"><text:span text:style-name="T11">–</text:span> Да. <text:span text:style-name="T11">–</text:span> <text:span text:style-name="T1">к</text:span>ивнула Твайлайт. <text:span text:style-name="T11">–</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1">–</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1">–</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1">–</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1">–</text:span> Для восстановления гармонии, говришь, <text:span text:style-name="T11">–</text:span> я почесал затылок.</text:p>
      <text:p text:style-name="P2"><text:span text:style-name="T11">–</text:span> Ну да, это так. Большие возмущения гармонии можно исправить только с помощью… Ой!..</text:p>
      <text:p text:style-name="P2"><text:span text:style-name="T11">–</text:span> Угу, вот именно. Сейчас имеем “большое возмущение гармонии”.</text:p>
      <text:p text:style-name="P2">Твайлайт прижала копыта к вискам.</text:p>
      <text:p text:style-name="P2"><text:span text:style-name="T11">–</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1">&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1">&gt;</text:span></text:p>
      <text:p text:style-name="P14"/>
      <text:p text:style-name="P2"><text:soft-page-break/><text:span text:style-name="T11">–</text:span> Хорошо, у тебя есть какие-то встречные предложения?</text:p>
      <text:p text:style-name="P2">Твайлайт задумчиво прошлась вдоль книжной полки.</text:p>
      <text:p text:style-name="P2"><text:span text:style-name="T11">–</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1">–</text:span> Для духа я слишком материален.</text:p>
      <text:p text:style-name="P2"><text:span text:style-name="T11">–</text:span> Я знаю. Но ничего более подходящего в голову не приходит. Приходи завтра после обеда. Хорошо?</text:p>
      <text:p text:style-name="P2"><text:span text:style-name="T11">–</text:span> Хорошо, Твайлайт. Приду. Спокойной ночи!</text:p>
      <text:p text:style-name="P2"><text:span text:style-name="T11">–</text:span> Спокойной ночи, Макс!</text:p>
      <text:p text:style-name="P2"/>
      <text:h text:style-name="P11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oft-page-break/><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text:soft-page-break/>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oft-page-break/><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Первый сеанс двойного сна. Рэрити</text:h>
      <text:p text:style-name="P2"/>
      <text:p text:style-name="P2"><text:span text:style-name="T11">&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7">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text:soft-page-break/>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1" text:outline-level="2">Сон Макса</text:h>
      <text:p text:style-name="P67"/>
      <text:p text:style-name="P2"><text:span text:style-name="T11">&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11">–</text:span> Готова, <text:span text:style-name="T11">–</text:span> процедила она.</text:p>
      <text:p text:style-name="P28">В сон отправились сразу три пони <text:span text:style-name="T11">—</text:span> Рэрити, Рэйнбоу Дэш и Пинки. Пинки после пробуждения Макса пробуждается безумной <text:span text:style-name="T11">—</text:span> Твайлайт пытается её лечить</text:p>
      <text:p text:style-name="P2"><text:span text:style-name="T17">Эгрегор Эквестрии </text:span><text:span text:style-name="T19">—</text:span><text:span text:style-name="T17"> Селестия </text:span><text:span text:style-name="T19">—</text:span><text:span text:style-name="T17"> на кончике главного рога Анакор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text:soft-page-break/>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2"><text:span text:style-name="T11">&lt;</text:span><text:span text:style-name="T17">Как возникли пегасы и единороги.</text:span></text:p>
      <text:p text:style-name="P2"><text:span text:style-name="T17">Пони для мирного сосуществования с соседями вступали в межвидовые браки (не только правители, а и целые племена). Единороги </text:span><text:span text:style-name="T18">—</text:span><text:span text:style-name="T17"> гибриды земнопони и истинных единорогов (с раздвоенными копытами и хвостом с кисточкой). Пегасы </text:span><text:span text:style-name="T18">—</text:span><text:span text:style-name="T17"> гибриды земнопони и грифонов (гены пегасов </text:span><text:span text:style-name="T18">—</text:span><text:span text:style-name="T17"> слабые, потому они редко женятся на других пони).</text:span><text:span text:style-name="T11">&gt;</text:span></text:p>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oft-page-break/><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2"><text:span text:style-name="T17">У Твайлайт после видения гибели Кимеринна появились морщинки возле глаз</text:span><text:span text:style-name="T11">&gt;</text:span></text:p>
      <text:p text:style-name="P2"/>
      <text:h text:style-name="P11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1">–</text:span> Привет! Куда это ты собрался? <text:span text:style-name="T11">–</text:span> <text:span text:style-name="T1">п</text:span>розвучало из листвы, как только я взялся за ручку двери. С ветки на землю спланировала Рэйнбоу Дэш.</text:p>
      <text:p text:style-name="P2"><text:span text:style-name="T11">–</text:span> Она ещё спит. Вчера пересидела за книгами. Не стоит её будить. <text:span text:style-name="T11">–</text:span> пегаска <text:span text:style-name="T1">к</text:span>ивнула на дверь. <text:span text:style-name="T11">–</text:span> Ну, пошли?</text:p>
      <text:p text:style-name="P2"><text:span text:style-name="T11">–</text:span> Пошли, Рэйнбоу Дэш. А куда?</text:p>
      <text:p text:style-name="P2"><text:span text:style-name="T11">–</text:span> Слушай, зови меня Дэш. А то и мне придётся звать тебя полным именем, а я этого не выношу.</text:p>
      <text:p text:style-name="P2"><text:span text:style-name="T11">–</text:span> Договорились, Дэш. Так куда мы идём?</text:p>
      <text:p text:style-name="P2"><text:span text:style-name="T11">–</text:span> К <text:span text:style-name="T11">&lt;</text:span><text:span text:style-name="T17">водопаду</text:span><text:span text:style-name="T11">&gt;</text:span>. Там здоровски красивое место.</text:p>
      <text:p text:style-name="P2"><text:span text:style-name="T11">–</text:span> А я думал, ты хочешь показать мне Понивилль.</text:p>
      <text:p text:style-name="P2"><text:span text:style-name="T11">–</text:span> Да ладно, <text:span text:style-name="T11">–</text:span> засмеялась пегаска, скосив на меня смущёную мордочку, <text:span text:style-name="T11">–</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text:soft-page-break/>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1">–</text:span> Макс, <text:span text:style-name="T11">–</text:span> нарушила молчание Дэш, <text:span text:style-name="T11">–</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1">–</text:span> Дежа вю? Ты об этом?</text:p>
      <text:p text:style-name="P2"><text:span text:style-name="T11">– </text:span>Что? Какое ещё дежавю?</text:p>
      <text:p text:style-name="P2"><text:span text:style-name="T11">–</text:span> Ложные воспоминания. Ты помнишь о чём-то, чего на самом деле никогда не было.</text:p>
      <text:p text:style-name="P2"><text:span text:style-name="T11">–</text:span> Хм. Может, и дежавю… Может… А если всё же было? Но ты не помнишь когда и как?</text:p>
      <text:p text:style-name="P2"><text:span text:style-name="T11">–</text:span> Дэш, не говори загадками. Если хочешь услышать внятный ответ, задавай внятный вопрос.</text:p>
      <text:p text:style-name="P2"><text:span text:style-name="T11">–</text:span> Не готова я… задать внятный вопрос. <text:span text:style-name="T11">–</text:span> <text:span text:style-name="T1">п</text:span>робормотала пегаска. <text:span text:style-name="T11">–</text:span> Нам туда.</text:p>
      <text:p text:style-name="P2">Дэш указала на тропку, уводящую от путей в молодой берёзово-кленовый лесок.</text:p>
      <text:p text:style-name="P2"><text:span text:style-name="T11">–</text:span> Ну-у-у, так мы до вечера не дойдём. <text:span text:style-name="T11">–</text:span> <text:span text:style-name="T1">н</text:span>едовольно заметила Дэш через пару минут. <text:span text:style-name="T11">–</text:span> Пробежимся?</text:p>
      <text:p text:style-name="P2"><text:span text:style-name="T11">–</text:span> Из меня бегун тот ещё. <text:s/>Я проплыть могу больше, чем пробежать.</text:p>
      <text:p text:style-name="P2"><text:span text:style-name="T11">–</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1">–</text:span> Всё, Дэш. Я больше не могу.</text:p>
      <text:p text:style-name="P2"><text:span text:style-name="T11">–</text:span> Ты шутишь? Мы и полмили не пробежали.</text:p>
      <text:p text:style-name="P2"><text:span text:style-name="T11">–</text:span> Понимаешь, бег <text:span text:style-name="T1">—</text:span> не моя сильная сторона. Никогда не умел долго бегать.</text:p>
      <text:p text:style-name="P2"><text:span text:style-name="T11">–</text:span> Как же ты жил тогда? <text:span text:style-name="T11">–</text:span> недоумённо уставилась на меня пегаска. <text:span text:style-name="T11">– </text:span><text:span text:style-name="T1">Летать-то ты тоже не умеешь?</text:span></text:p>
      <text:p text:style-name="P2"><text:span text:style-name="T11">–</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1">–</text:span> Ничего себе “скорее исключение, чем правило”, <text:span text:style-name="T11">–</text:span> удивлённо повторила Дэш. <text:span text:style-name="T11">–</text:span> Да у нас это такое же исключение, как нелетающий пегас! Какое уж там “правило”! Дискорд, что же нам делать? Так мы не успеем…</text:p>
      <text:p text:style-name="P2"><text:span text:style-name="T11">–</text:span> Мы можем вернуться. А это место ты покажешь мне в другой раз. Выберемся туда в двухдневный поход.</text:p>
      <text:p text:style-name="P2"><text:span text:style-name="T11">–</text:span> Нет уж! Никаких “вернуться”. Если вернёмся, то никогда уже там не побываем. <text:span text:style-name="T11">–</text:span> <text:span text:style-name="T1">с</text:span>ерьёзно заявила Дэш. <text:span text:style-name="T11">–</text:span> Уж поверь мне. Вот что. У тебя передние лапы <text:span text:style-name="T1">—</text:span> те, которые с пальцами, <text:span text:style-name="T1">—</text:span> сильные?</text:p>
      <text:p text:style-name="P2"><text:span text:style-name="T11">&lt;</text:span><text:span text:style-name="T17">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text:span text:style-name="T11">–</text:span> Сможешь меня удержать?</text:p>
      <text:p text:style-name="P2"><text:span text:style-name="T11">–</text:span> Ты про руки, что ли? Смогу. А зачем?</text:p>
      <text:p text:style-name="P2"><text:span text:style-name="T11">–</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1">–</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1">–</text:span> <text:span text:style-name="T1">н</text:span>ачала оправдываться Дэш.</text:p>
      <text:p text:style-name="P2"><text:soft-page-break/><text:span text:style-name="T11">–</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1">–</text:span> Ну да, не сообразила сразу насчёт баланса, <text:span text:style-name="T11">–</text:span> рассмеялась пегаска, вставая на ноги. <text:span text:style-name="T11">–</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1">–</text:span> Ю-у-у-у-ху-у-у-у!!! <text:span text:style-name="T11">–</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1">&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2"><text:span text:style-name="T19">–</text:span><text:span text:style-name="T17"> Пинки? </text:span><text:span text:style-name="T19">–</text:span><text:span text:style-name="T17"> Дэш сморщила нос. </text:span><text:span text:style-name="T19">–</text:span><text:span text:style-name="T17"> Я скажу ей, чтоб больше не </text:span><text:span text:style-name="T19">платила.</text:span><text:span text:style-name="T11">&gt;</text:span></text:p>
      <text:p text:style-name="P2"><text:span text:style-name="T11">Хотя</text:span> за то немногое время, что мы провели вместе, я понял, что ожидать от голубой пегаски предсказуемости <text:span text:style-name="T11">–</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1">—</text:span> скажем, 35 <text:span text:style-name="T11">– </text:span>40 метров (на 50 я без дыхательной подготовки давно не замахиваюсь, а о 75-ти уже даже и не вспоминаю), но в такой воде <text:span text:style-name="T11">–</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1">–</text:span> Ф-р-р-р. Тьфу! Бр-р-р.</text:p>
      <text:p text:style-name="P2">Дэш выплюнула меня на берег и сама упала рядом.</text:p>
      <text:p text:style-name="P2"><text:span text:style-name="T11">–</text:span> Что ж? Ты? Не? Сказал? Что? <text:s/>Не? Умеешь? Плавать? <text:span text:style-name="T11">–</text:span> <text:span text:style-name="T1">в</text:span> промежутках между вздохами процедила Дэш.</text:p>
      <text:p text:style-name="P2"><text:span text:style-name="T11">–</text:span> С чего ты взяла? Я умею.</text:p>
      <text:p text:style-name="P2"><text:span text:style-name="T11">–</text:span> Ты ушёл под воду! И не выныривал! <text:span text:style-name="T11">–</text:span> <text:span text:style-name="T1">о</text:span>т возмущения пегаска даже забыла дышать.</text:p>
      <text:p text:style-name="P2"><text:span text:style-name="T11">–</text:span> Я не выныривал, потому что решил поплавать под водой. Я, вообще, это дело люблю.</text:p>
      <text:p text:style-name="P2"><text:span text:style-name="T11">–</text:span> Что??! И ты не предупредил меня?!! Знаешь, как я испугалась?!! Ни одна пони без магии столько под водой не продержится!!</text:p>
      <text:p text:style-name="P2"><text:span text:style-name="T11">–</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1">–</text:span> Да. Это я виновата. Я дура. Извини, <text:span text:style-name="T11">–</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11">–</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1">&lt;</text:span><text:span text:style-name="T17">В Кантерлоте Макс присутствует на церемонии прощания с Кимеринном</text:span><text:span text:style-name="T11">&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1">–</text:span> Ух ты! <text:span text:style-name="T11">–</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1">–</text:span> Как тут…</text:p>
      <text:p text:style-name="P2"><text:span text:style-name="T11">–</text:span> Красиво, правда? <text:span text:style-name="T11">–</text:span> Дэш отследила мой взгляд и кивнула.</text:p>
      <text:p text:style-name="P2"><text:span text:style-name="T11">–</text:span> Красиво <text:span text:style-name="T1">—</text:span> это не то <text:span text:style-name="T1">чувство</text:span>. Тут чудесно! Просто слов нет…</text:p>
      <text:p text:style-name="P2"><text:span text:style-name="T11">–</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1">–</text:span> А сейчас? Сейчас у тебя есть такое чувство?</text:p>
      <text:p text:style-name="P2"><text:span text:style-name="T11">–</text:span> Сейчас мне хочется, чтобы ты это видел. Не знаю почему. То есть, не совсем чтобы не знаю. <text:span text:style-name="T11">–</text:span> Дэш отпрянула и посмотрела мне в глаза. <text:span text:style-name="T11">–</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1">–</text:span> Это исключено, Дэш. Я никак не мог повстречаться с тобой в своём мире.</text:p>
      <text:p text:style-name="P2"><text:span text:style-name="T11">–</text:span> Да? Странно. Откуда же это чувство, будто я тебя знаю? <text:span text:style-name="T11">–</text:span> <text:span text:style-name="T1">п</text:span>робормотала пегаска. <text:span text:style-name="T11">–</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1">–</text:span> Тебе надо просушить шерсть. Снимай-ка одежду! <text:span text:style-name="T11">–</text:span> <text:span text:style-name="T1">с</text:span>командовала Дэш.</text:p>
      <text:p text:style-name="P2"><text:span text:style-name="T11">–</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1">–</text:span> Куда это ты спрятался? <text:span text:style-name="T11">–</text:span> <text:span text:style-name="T1">з</text:span>аросли вербы раздвинулись, пропуская пегаску.</text:p>
      <text:p text:style-name="P2"><text:span text:style-name="T11">–</text:span> Оп-па! <text:span text:style-name="T11">–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1">–</text:span> Ты чего? <text:span text:style-name="T11">–</text:span> <text:span text:style-name="T1">в</text:span> конце-концов озадаченно спросила она. <text:span text:style-name="T11">–</text:span> Что-то не так?</text:p>
      <text:p text:style-name="P2"><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1">–</text:span> А с кем не так? Со мной? С тобой? Или вообще? <text:span text:style-name="T11">–</text:span> <text:span text:style-name="T1">д</text:span>опытывалась пегаска.</text:p>
      <text:p text:style-name="P2"><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2"><text:span text:style-name="T11">–</text:span> Ну и?</text:p>
      <text:p text:style-name="P2"><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1">–</text:span> А какой смысл в этом правиле? Какую цель оно преследует?</text:p>
      <text:p text:style-name="P2"><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1">–</text:span> Вот видишь, ты меня правильно поняла. Описанные тобой табу у нас, кстати, тоже есть.</text:p>
      <text:p text:style-name="P2"><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1">&lt;</text:span><text:span text:style-name="T17">Аликорны </text:span><text:span text:style-name="T19">—</text:span><text:span text:style-name="T17"> элементали. Они воплощают в себе какую-либо сторону чаяний и настроений сообщества пони. Анакорн </text:span><text:span text:style-name="T19">—</text:span><text:span text:style-name="T17"> супераликорн, элементаль всего мира</text:span><text:span text:style-name="T11">&gt;</text:span></text:p>
      <text:p text:style-name="P14"/>
      <text:p text:style-name="P2"><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попросили спеть на празднике <text:span text:style-name="T11">&lt;</text:span><text:span text:style-name="T19">zxcbzxcvb</text:span><text:span text:style-name="T11">&gt;</text:span>.</text:p>
      <text:p text:style-name="P2">Я не ответил.</text:p>
      <text:p text:style-name="P2">Пегаска подошла поближе и села, прижавшись тёплым боком ко мне.</text:p>
      <text:p text:style-name="P2"><text:span text:style-name="T11">–</text:span> Ты молчишь. Я опять рассердила тебя, да? У меня постоянно с этим проблемы. <text:span text:style-name="T11">–</text:span> Дэш напряжённо смотрела в одну точку прямо перед собой. Её шерсть не могла скрыть мелко дрожи. <text:span text:style-name="T11">–</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1">–</text:span> У тебя оригинальный способ исповедаться, Дэш, <text:span text:style-name="T11">–</text:span> наконец закашлялся я. <text:span text:style-name="T11">–</text:span> Затащить в укромное <text:soft-page-break/>местечко, попытаться утопить, а под конец сорвать штаны и… <text:span text:style-name="T11">–</text:span> тут Дэш сама прыснула от смеха.</text:p>
      <text:p text:style-name="P2">Вдоволь отсмеявшись, Дэш ткнула меня носом в грудь и спросила:</text:p>
      <text:p text:style-name="P2"><text:span text:style-name="T11">–</text:span> И?</text:p>
      <text:p text:style-name="P2"><text:span text:style-name="T11">–</text:span> Что “и”?</text:p>
      <text:p text:style-name="P2"><text:span text:style-name="T11">–</text:span> Ты сказал: “ А под конец сорвать штаны и…” <text:span text:style-name="T11">–</text:span> вот я и хочу знать, что “и”?</text:p>
      <text:p text:style-name="P2">Я смутился.</text:p>
      <text:p text:style-name="P2"><text:span text:style-name="T11">–</text:span> Да ничего… Не бери в голову.</text:p>
      <text:p text:style-name="P2"><text:span text:style-name="T11">–</text:span> А я хочу брать! Какой ты всё-таки… <text:span text:style-name="T11">–</text:span> Дэш встала, потянувшись сначала передней половиной, потом задней.</text:p>
      <text:p text:style-name="P2"><text:span text:style-name="T11">–</text:span> Какой?</text:p>
      <text:p text:style-name="P2"><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1">–</text:span> Короче, решай. <text:span text:style-name="T11">–</text:span> <text:span text:style-name="T1">е</text:span>ё нос почти касался моего. <text:span text:style-name="T11">–</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1">–</text:span> Дэш, ты..?</text:p>
      <text:p text:style-name="P2"><text:span text:style-name="T11">–</text:span> Да, Дискорд тебя забери! Я предлагаю тебе ЗА-НЯТЬ-СЯ СЕК-СОМ со мной! <text:span text:style-name="T11">–</text:span> <text:span text:style-name="T1">п</text:span>очти зло отчеканила пегаска. <text:span text:style-name="T11">–</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1">–</text:span> Дэш!</text:p>
      <text:p text:style-name="P2"><text:span text:style-name="T11">–</text:span> Да? <text:span text:style-name="T11">–</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1">–</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1">–</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1">–</text:span> Ничего себе!</text:p>
      <text:p text:style-name="P2"><text:span text:style-name="T11">–</text:span> А ты как думал, откуда взялись пони-пегасы и пони-единороги?</text:p>
      <text:p text:style-name="P2"><text:span text:style-name="T11">–</text:span> Я думал, они всегда были.</text:p>
      <text:p text:style-name="P2"><text:span text:style-name="T11">–</text:span> Не всегда. Пегасы произошли от земных пони и грифонов. Пони-единороги <text:span text:style-name="T11">–</text:span> от земных пони и диких единорогов.</text:p>
      <text:p text:style-name="P2"><text:span text:style-name="T11">–</text:span> А что это за дикие единороги?</text:p>
      <text:p text:style-name="P2"><text:span text:style-name="T11">–</text:span> Сейчас они почти не встречаются. У них хвосты как у льва <text:span text:style-name="T1">—</text:span> с кисточкой на конце. И раздвоенные копыта.</text:p>
      <text:p text:style-name="P2"><text:span text:style-name="T11">–</text:span> А аликорны от кого произошли? От пегасов и единорогов?</text:p>
      <text:p text:style-name="P2"><text:soft-page-break/><text:span text:style-name="T11">–</text:span> Нет, <text:span text:style-name="T11">–</text:span> отрицательно покачала головой Дэш. <text:span text:style-name="T11">–</text:span> Никто не знает, как появились аликорны. Одно я знаю точно: если единорог спарится с пегасом, аликорна не получится.</text:p>
      <text:p text:style-name="P2"><text:span text:style-name="T11">–</text:span> Что ж, спасибо, что просветила. Однако…</text:p>
      <text:p text:style-name="P2"><text:span text:style-name="T11">–</text:span> Что?</text:p>
      <text:p text:style-name="P2"><text:span text:style-name="T11">–</text:span> Ты лежишь на мне.</text:p>
      <text:p text:style-name="P2"><text:span text:style-name="T11">–</text:span> Ну да, лежу, <text:span text:style-name="T11">–</text:span> Дэш ехидно улыбнулась и заёрзала животом. <text:span text:style-name="T11">–</text:span> А что?</text:p>
      <text:p text:style-name="P2"><text:span text:style-name="T11">–</text:span> А то, что в таком положении я до тебя не достану! У тебя слишком высоко расположена... ммм… анатомия.</text:p>
      <text:p text:style-name="P2"><text:span text:style-name="T11">–</text:span> Потерпи чуть-чуть, <text:span text:style-name="T11">–</text:span> пегаска хихикнула и снова заёрзала животом, прижав его ко мне. <text:span text:style-name="T11">–</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1">–</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1">–</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1">–</text:span> Эт-то магия-а-а-а.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предплечье. Дыхание у неё стало прерывистым.</text:p>
      <text:p text:style-name="P2"><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2"><text:span text:style-name="T11">–</text:span> Дэш, <text:span text:style-name="T11">–</text:span> рассмеялся я, <text:span text:style-name="T11">–</text:span> отпусти ухо!</text:p>
      <text:p text:style-name="P2"><text:span text:style-name="T11">–</text:span> Отпускаю, <text:span text:style-name="T11">–</text:span> шепнула пегаска мне в ухо. <text:span text:style-name="T11">–</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1">–</text:span> Мы опаздываем! Рэрити назначила на восемь часов вечера у Твайлайт!</text:p>
      <text:p text:style-name="P2"><text:soft-page-break/><text:span text:style-name="T11">&lt;</text:span><text:span text:style-name="T17">Р/Д отправляется в сон до Рэрити и там вспоминает Леро/Листа.</text:span><text:span text:style-name="T11">&gt;</text:span></text:p>
      <text:p text:style-name="P2">Пока я одевался, пегаска в нетерпении рыла копытом землю.</text:p>
      <text:p text:style-name="P2"><text:span text:style-name="T11">–</text:span> Оделся? Хватайся! <text:span text:style-name="T11">–</text:span> Дэш подпрыгнула и зависла у меня над головой, давая схватиться за ноги.</text:p>
      <text:p text:style-name="P2">И мы понеслись…</text:p>
      <text:p text:style-name="P2"/>
      <text:h text:style-name="P11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1">&lt;</text:span><text:span text:style-name="T17">Вкратце суть сна Рэрити.</text:span></text:p>
      <text:p text:style-name="P2"><text:span text:style-name="T17">Она проснулась в мире Терры веб-дизайнером. И мир Эквестрии ей только снился </text:span><text:span text:style-name="T19">—</text:span><text:span text:style-name="T17"> и быстро начал забываться. Т.е. мир Эквестрии - всего лишь сон терранского парня (девушки?)</text:span></text:p>
      <text:p text:style-name="P2"><text:span text:style-name="T17">к экрану - очередь из пони (пони пропадают из Эквестрии). В очереди близко к экрану </text:span><text:span text:style-name="T19">—</text:span><text:span text:style-name="T17"> Селестия. Рэрити </text:span><text:span text:style-name="T19">—</text:span><text:span text:style-name="T17"> без очереди (у неё </text:span><text:span text:style-name="T19">—</text:span><text:span text:style-name="T17"> билет-пропуск от Индрэ).</text:span></text:p>
      <text:p text:style-name="P2"><text:span text:style-name="T17">Рэрити проснулась парнем, т.к. в Эквестрии </text:span><text:span text:style-name="T19">—</text:span><text:span text:style-name="T17"> матриархат, роль терранских мужчин там несут кобылы.</text:span></text:p>
      <text:p text:style-name="P2"><text:span text:style-name="T17">В конце-концов Макс проснётся на Земле, всё это ему приснится и он быстро забудет этот сон. По стопам этого сна он напишет книгу</text:span><text:span text:style-name="T11">&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1">—</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1">&lt;</text:span><text:span text:style-name="T17">Влад рассказывает Максу о своём сне </text:span><text:span text:style-name="T19">—</text:span><text:span text:style-name="T17"> как он был поняхой, а потом проснулся в мире Терры</text:span><text:span text:style-name="T11">&gt;</text:span></text:p>
      <text:p text:style-name="P14"/>
      <text:p text:style-name="P2"><text:span text:style-name="T11">– </text:span>... я слишком приблизилась к экрану и меня стало тянуть к нему. Пони, ждущий своей очереди, еле увернулся от меня <text:span text:style-name="T11">—</text:span> так быстро я неслась к экрану, <text:span text:style-name="T11">–</text:span> возбуждённо говорила Рэрити, <text:span text:style-name="T11">–</text:span> но тут… <text:span text:style-name="T11">–</text:span> она запнулась.</text:p>
      <text:p text:style-name="P2"><text:span text:style-name="T11">–</text:span> Да? Что “тут”? <text:span text:style-name="T11">–</text:span> Твайлайт была вся внимание.</text:p>
      <text:p text:style-name="P2"><text:span text:style-name="T11">–</text:span> Тут я проснулась.</text:p>
      <text:p text:style-name="P2"><text:span text:style-name="T11">–</text:span> О, понятно. Я была вынуждена прервать ваше сновидение, так как Макс очень плохо выглядел. <text:span text:style-name="T11">–</text:span> <text:span text:style-name="T1">о</text:span>бъяснила Твайлайт. <text:span text:style-name="T11">–</text:span> В твоих манекенах в бутике больше жизни, чем тогда было в нём <text:span text:style-name="T11">–</text:span> она указала копытом на меня. <text:span text:style-name="T11">–</text:span> Но даже то, что ты успела увидеть, очень интересно. Сфера из светящихся пони <text:span text:style-name="T11">–</text:span> это, конечно же, Эгрегор Эквестрии. Место, откуда берутся и куда уходят все пони</text:p>
      <text:p text:style-name="P2">(<text:span text:style-name="T11">&lt;</text:span><text:span text:style-name="T17">согласовать с тем, что говорил Анакорн о Р/Д</text:span><text:span text:style-name="T11">&gt;</text:span>). </text:p>
      <text:p text:style-name="P2">Об этом Эгрегоре пишется в книге <text:span text:style-name="T11">&lt;</text:span><text:span text:style-name="T17">Изменчивой Магии</text:span><text:span text:style-name="T11">&gt;</text:span>. То, что Рэрити удалось его увидеть <text:span text:style-name="T11">—</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1">–</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1">–</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1">&lt;</text:span><text:span text:style-name="T17">обоснование сна для Р/Д. РД видит несколько вариантов историй с Mane6 </text:span><text:span text:style-name="T19">—</text:span><text:span text:style-name="T17"> и с собой + Леро </text:span><text:span text:style-name="T19">—</text:span><text:span text:style-name="T17"> намёк на несовместимые фанфики</text:span></text:p>
      <text:p text:style-name="P2"><text:span text:style-name="T17">Пинки видит кошмар (кексики) и сходит с ума. И ещё она видит как Селестия стала Матрицей (подпрограммой Нексуса)</text:span><text:span text:style-name="T11">&gt;</text:span></text:p>
      <text:p text:style-name="P2"/>
      <text:p text:style-name="P2"><text:span text:style-name="T11">–</text:span> Хммм… <text:span text:style-name="T11">–</text:span> Твайлайт в задумчивости остановилась перед одной из полок. <text:span text:style-name="T11">–</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1">–</text:span> И самое главное… <text:span text:style-name="T11">–</text:span> Рэрити задумчиво потерла висок. <text:span text:style-name="T11">–</text:span> В той очереди, совсем близко к экрану стояла она…</text:p>
      <text:p text:style-name="P2"><text:span text:style-name="T11">–</text:span> Кто <text:span text:style-name="T11">—</text:span> она? <text:span text:style-name="T11">–</text:span> повернулась Твайлайт.</text:p>
      <text:p text:style-name="P2"><text:soft-page-break/><text:span text:style-name="T11">–</text:span> Её Высочество, принцесса Селестия...</text:p>
      <text:p text:style-name="P2"/>
      <text:p text:style-name="P2"><text:span text:style-name="T11">&lt;</text:span><text:span text:style-name="T17">Подходя к замку Принцесс, Дэш рассказывает Максу обо сне, который она утаила - с Леро.</text:span><text:span text:style-name="T11">&gt;</text:span> </text:p>
      <text:p text:style-name="P2"/>
      <text:p text:style-name="P2"><text:span text:style-name="T11">&lt;</text:span><text:span text:style-name="T17">Кто следующий готов рассказывать?</text:span></text:p>
      <text:p text:style-name="P28">Пинки дёрнулась на месте, но промолчала.</text:p>
      <text:p text:style-name="P2"><text:span text:style-name="T19">–</text:span><text:span text:style-name="T17"> Я расскажу, - шагнула вперёд радужная пегаска. </text:span><text:span text:style-name="T19">–</text:span><text:span text:style-name="T17"> Хотя вряд ли ты узнаешь что-то полезное. Там галиматья какая-то…</text:span><text:span text:style-name="T11">&gt;</text:span></text:p>
      <text:p text:style-name="P2"/>
      <text:p text:style-name="P2"><text:span text:style-name="T11">&lt;</text:span><text:span text:style-name="T17">Сон РД:</text:span></text:p>
      <text:p text:style-name="P28">...Неприятный зудящий звук, включается картинка. /сюжет из праздника падающих листьев (РД наблюдает саму себя) <text:span text:style-name="T11">–</text:span> original story <text:span text:style-name="T11">–</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1">—</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11">—</text:span> она становится Пинкаминой из-за её сна <text:span text:style-name="T11">—</text:span> “Кексиков”. Также она видит во сне центр Эгрегора Эквестрии <text:span text:style-name="T11">—</text:span> Селестию. И она видит, как Селестия превращается в набор цифр и уходит в экран <text:span text:style-name="T11">—</text:span> в мир Терры.</text:p>
      <text:p text:style-name="P28">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7">В мире Терры они ищут Селестию. В конце-концов Макс находит её в кибермозге </text:span><text:span text:style-name="T19">—</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9">—</text:span><text:span text:style-name="T17"> Эгрегором Эквестрии. После чего пееренос на Землю на 10 лет назад. Начало написания “Последнего фанфика”.</text:span><text:span text:style-name="T11">&gt;</text:span></text:p>
      <text:p text:style-name="P14"/>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
      <text:h text:style-name="P11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1">–</text:span> У-у-у <text:span text:style-name="T11">–</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11">–</text:span> Странно, я думала, буду последней. Ведь я опоздала на двадцать минут, а Флатти и Эй-Джей не любят опаздывать.<text:span text:style-name="T11">&lt;</text:span><text:span text:style-name="T18">Привести эти же фразы в оригинале</text:span><text:span text:style-name="T11">&gt;</text:span></text:p>
      <text:p text:style-name="P2"><text:span text:style-name="T11">–</text:span> Он<text:span text:style-name="T1">и</text:span> не придут. <text:span text:style-name="T11">–</text:span> Твайлайт закрыла фолиант и аккуратно вернула его на полку. <text:span text:style-name="T11">–</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1">&lt;</text:span><text:span text:style-name="T17">…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11">–</text:span> Иногда хочется забыться, <text:span text:style-name="T11">–</text:span> перехватила мой взгляд Селестия, <text:span text:style-name="T11">–</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11">–</text:span> А водку у вас принято пить?</text:p>
      <text:p text:style-name="P2"><text:span text:style-name="T19">–</text:span><text:span text:style-name="T17"> Некоторые употребляют. Но правительница Эквестрии, пьющая водку </text:span><text:span text:style-name="T18">—</text:span><text:span text:style-name="T17"> это уже черезчур. </text:span><text:span text:style-name="T19">–</text:span><text:span text:style-name="T17"> Засмеялась Селестия. </text:span><text:span text:style-name="T19">–</text:span><text:span text:style-name="T17"> Не то, чтобы я не смогла справиться с последствиями опьянения, но поползут слухи, кривотолки… Со сплетнями не смогу справиться даже я.</text:span><text:span text:style-name="T11">&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1">–</text:span> Знакомься, Макс, <text:span text:style-name="T11">–</text:span> начала представлять человека Твайлайт. <text:span text:style-name="T11">–</text:span> Это Пинки Пай…</text:p>
      <text:p text:style-name="P2"><text:span text:style-name="T11">–</text:span> Очень приятно, Макс.</text:p>
      <text:p text:style-name="P20">“Макс? Его зовут Макс? Я помню его под другим именем. У него было двухсложное имя. Не помню…”</text:p>
      <text:p text:style-name="P2"><text:span text:style-name="T11">–</text:span> Рэрити. <text:span text:style-name="T11">–</text:span> Твайлайт представила светло-серую единорожку, которая чуть склонила голову в приветствии.</text:p>
      <text:p text:style-name="P2"><text:span text:style-name="T11">–</text:span> Макс. <text:span text:style-name="T11">–</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11">–</text:span> Рэйнбоу Дэш. <text:span text:style-name="T11">–</text:span> <text:span text:style-name="T1">п</text:span>редставилась Дэш, всё ещё пытаясь вспомнить нечто ускользающее.</text:p>
      <text:p text:style-name="P2"><text:span text:style-name="T11">–</text:span> Макс. <text:span text:style-name="T11">–</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11">–</text:span> Ну это мы ещё посмотрим, <text:span text:style-name="T11">–</text:span> сцепив зубы, зло прищурилась пегаска.</text:p>
      <text:p text:style-name="P2"/>
      <text:h text:style-name="P11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1">–</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1">&lt;</text:span><text:span text:style-name="T17">Концепция абсолютного зла. Вычеркнуть кого-то из бытия.</text:span></text:p>
      <text:p text:style-name="P2"><text:span text:style-name="T17">Пока идёт борьба за вычёркивание </text:span><text:span text:style-name="T18">—</text:span><text:span text:style-name="T17"> это вычёркивание является злом. Но когда вычёркивание произошло, зло исчезает </text:span><text:span text:style-name="T18">—</text:span><text:span text:style-name="T17"> т.к. вычеркнутого никогда не было, о нём никто не знает. Никто </text:span><text:span text:style-name="T18">—</text:span><text:span text:style-name="T17"> даже вычёркивающий</text:span><text:span text:style-name="T11">&gt;</text:span></text:p>
      <text:p text:style-name="P2"/>
      <text:h text:style-name="P11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1">&lt;</text:span><text:span text:style-name="T18">Именно эту сферу (уменьшеную до глобуса) покажет Анакорн Максу во время беседы</text:span><text:span text:style-name="T11">&gt;</text:span> Казалось, сфера хочет разлететься на тысячи подобных сфер, но какая-то сила удерживает их вместе…</text:p>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1">–</text:span> Пинки, что с тобой? <text:span text:style-name="T11">–</text:span> Твайлайт склонилась над розовой пони. <text:span text:style-name="T11">–</text:span> У тебя волосы распрямились. И поседели.</text:p>
      <text:p text:style-name="P2"><text:span text:style-name="T11">–</text:span> Как поседели?! <text:span text:style-name="T11">–</text:span> <text:span text:style-name="T1">в</text:span>оскликнула Рэрити, тоже склоняясь над Пинки. <text:span text:style-name="T11">–</text:span> Дорогая, но ты слишком молода для седины! Я могу порекомендовать тебе очень хороший лосьон…</text:p>
      <text:p text:style-name="P2"><text:span text:style-name="T11">–</text:span> Дайте ей рассказать сон, <text:span text:style-name="T11">–</text:span> протиснулась между подруг РД. <text:span text:style-name="T11">–</text:span> Что ты…</text:p>
      <text:p text:style-name="P2"><text:span text:style-name="T11">–</text:span> А<text:span text:style-name="T1">АА</text:span>!!! <text:span text:style-name="T11">–</text:span> Пинки тонко вскрикнула и затряслась, глядя на РД полными ужаса глазами.</text:p>
      <text:p text:style-name="P2"><text:span text:style-name="T11">–</text:span> Ты чего? <text:span text:style-name="T11">–</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1">–</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1">–</text:span> Пинки, дорогая, успокойся, <text:span text:style-name="T11">–</text:span> успокоительно проворковала Рэрити, заслонив РД и принявшись обтирать ей лоб влажным полотенцем, <text:span text:style-name="T11">–</text:span> что бы это ни было, оно уже прошло. Ты проснулась.</text:p>
      <text:p text:style-name="P2"><text:span text:style-name="T11">–</text:span> Если тебе тяжело вспоминать сон, не мучайся, <text:span text:style-name="T11">–</text:span> обратилась Твайлайт.</text:p>
      <text:p text:style-name="P2"><text:span text:style-name="T11">–</text:span> Мне не тяжело, - пробормотала Пинки. Вид Рэрити её явно успокаивал. <text:span text:style-name="T11">–</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1">–</text:span> Постой-постой, Пинки. Кто <text:span text:style-name="T1">—</text:span> она? Какое облако? Какая открытая дверь? <text:span text:style-name="T11">–</text:span> <text:span text:style-name="T1">з</text:span>апуталась Твайлайт.</text:p>
      <text:p text:style-name="P2"><text:span text:style-name="T11">–</text:span> Там была дверь. Неподалёку от шара. Или окно <text:span text:style-name="T1">—</text:span> не помню. В него прыгали пони из шара. И туда улетела Она в виде облака цифр. <text:span text:style-name="T11">–</text:span> Пинки растерялась и наморщила лоб, пытаясь вспомнить.</text:p>
      <text:p text:style-name="P2"><text:soft-page-break/><text:span text:style-name="T11">–</text:span> А кто такая “Она”? <text:span text:style-name="T11">–</text:span> не выдержала Дэш.</text:p>
      <text:p text:style-name="P2"><text:span text:style-name="T11">– </text:span><text:span text:style-name="T1">ААА</text:span>!!! <text:span text:style-name="T11">–</text:span> Пинки бросила взгляд на РД и забилась в истерике. <text:span text:style-name="T11">–</text:span> Дэш, пожалуйста, я не хотела! Это не я, я не могла! Просто не могла, пойми! Прости меня! <text:span text:style-name="T11">–</text:span> Розовая кобылка в беспамятстве опустилась на пол, закрывая глаза копытами.</text:p>
      <text:p text:style-name="P2"><text:span text:style-name="T11">–</text:span> Это неестественные страдания. <text:span text:style-name="T11">–</text:span> пробормотала Твайлайт. <text:span text:style-name="T11">–</text:span> Пинки никогда не впадала в отчаяние НАСТОЛЬКО глубоко. И по такому пустячному поводу, как какой-то сон.</text:p>
      <text:p text:style-name="P2"><text:span text:style-name="T11">–</text:span> Бедняжка, <text:span text:style-name="T11">–</text:span> прошептала Рэрити, <text:span text:style-name="T11">–</text:span> у неё сейчас вид как у <text:span text:style-name="T11">&lt;</text:span><text:span text:style-name="T17">сумасшедшей кобылы</text:span><text:span text:style-name="T11">&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1">–</text:span> Мда. <text:span text:style-name="T11">–</text:span> Твайлайт беспомощно уставилась в закрывшуюся дверь. <text:span text:style-name="T11">–</text:span> Индрэ не предупреждал о таких последствиях <text:span text:style-name="T11">&lt;</text:span><text:span text:style-name="T17">добавить сочувствия</text:span><text:span text:style-name="T11">&gt;</text:span>.</text:p>
      <text:p text:style-name="P2"/>
      <text:p text:style-name="P2"><text:span text:style-name="T11">&lt;</text:span><text:span text:style-name="T17">После этого случая Тавйлайт решает прекратить сеансы двойного сна. Сеанса с ЭйДжей и Флатти не будет</text:span><text:span text:style-name="T11">&gt;</text:span></text:p>
      <text:p text:style-name="P2"/>
      <text:h text:style-name="P11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18">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18">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1" text:outline-level="2">Поиск решения</text:h>
      <text:p text:style-name="P67"/>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1">&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4"/>
      <text:p text:style-name="P2"><text:span text:style-name="T11">&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9">—</text:span><text:span text:style-name="T17"> Луна создаёт обратный коридор в срок.</text:span><text:span text:style-name="T11">&gt;</text:span></text:p>
      <text:p text:style-name="P2"/>
      <text:h text:style-name="P11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18">Дуглас </text:span><text:span text:style-name="T19">—</text:span><text:span text:style-name="T18"> </text:span><text:span text:style-name="T19">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1">&lt;</text:span><text:span text:style-name="T17">высоко летать нельзя из-за молний</text:span><text:span text:style-name="T11">&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17">двухмесячной</text:span><text:span text:style-name="T11">&gt;</text:span> давности осталось лишь направление движения.</text:p>
      <text:p text:style-name="P2">И опять, как <text:span text:style-name="T11">&lt;</text:span><text:span text:style-name="T17">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17">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17">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text:soft-page-break/>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1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17">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0">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17">Не следует противопоставлять злу ещё большее зло - это только усилит его — </text:span><text:span text:style-name="T18">кодовая фраза</text:span><text:span text:style-name="T1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17">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17">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1">&lt;</text:span><text:span text:style-name="T17">расписать подробнее. Дискорд на миг должен сбросить маску и предстать древним необъяснимым </text:span><text:soft-page-break/><text:span text:style-name="T17">существом, мораль им этика которого совершенно чужда людям и пони, а его дурашливость - только маска.</text:span><text:span text:style-name="T11">&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17">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17">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17">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17">пять</text:span><text:span text:style-name="T11">&gt;</text:span>длинную прореху в куртке, <text:span text:style-name="T11">&lt;</text:span><text:span text:style-name="T17">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17">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17">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17">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17">улучшить</text:span><text:span text:style-name="T11">&gt;</text:span>. А тот случай, когда мне пришлось зашивать тебе куртку после нападения убийц <text:span text:style-name="T11">&lt;</text:span><text:span text:style-name="T17">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1" text:outline-level="2">След?</text:h>
      <text:p text:style-name="P67"/>
      <text:p text:style-name="P2"><text:span text:style-name="T11">&lt;</text:span><text:span text:style-name="T17">сначала эпизод - проверка сумки в серверной</text:span><text:span text:style-name="T11">&gt;</text:span></text:p>
      <text:p text:style-name="P2"><text:span text:style-name="T11">&lt;</text:span><text:span text:style-name="T1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17">“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1">&lt;</text:span><text:span text:style-name="T17">расширить. Перед кафешкой - диалог с Флатти и ЭйДжей. Все думают, что наконец-то нашли Селестию. Все ликуют</text:span><text:span text:style-name="T11">&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17">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17">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1" text:outline-level="2">Озарение</text:h>
      <text:p text:style-name="P2"/>
      <text:p text:style-name="P2"><text:span text:style-name="T11">&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11">– </text:span>Ну хорошо. Убедила. В конце-концов, можем поступить так. Вы с Флатти вернётесь обратно а я продолжу поиски здесь.</text:p>
      <text:p text:style-name="P52"><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11">– </text:span>Вы можете связываться со мной раз в месяц по коридору.</text:p>
      <text:p text:style-name="P52"><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11">– </text:span>Конечно оставаться. Кто ещё, кроме нас, может найти её?</text:p>
      <text:p text:style-name="P52"><text:span text:style-name="T11">– </text:span>Я думал, ты не сможешь оставить Энджела и всех остальных надолго.</text:p>
      <text:p text:style-name="P52"><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11">– </text:span>Извини, Флаттершай, забылся.</text:p>
      <text:p text:style-name="P57"><text:span text:style-name="T11">– </text:span>Та ладно, я ж не против, – возразила Эпплджек. – Не парься, Флатти. Было б хуже, если б он <text:s/>назвал меня Эпплджек на людях.</text:p>
      <text:p text:style-name="P57"><text:span text:style-name="T11">– </text:span>Ты так... – запнулась Флаттершай. – Так быстро забыла свою ферму. И...</text:p>
      <text:p text:style-name="P57"><text:soft-page-break/><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11">– </text:span>Как ты можешь так говорить? – расплакалась Флаттершай.</text:p>
      <text:p text:style-name="P57"><text:span text:style-name="T11">– </text:span>Эй, девушки, не ссорьтесь! Мы — одна команда! И надеюсь, останемся ею и в дальнейшем. </text:p>
      <text:list xml:id="list7543295008295198703" text:style-name="L5">
        <text:list-header>
          <text:p text:style-name="P10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11">– </text:span>А если нет? – Эпплджек смотрела мне мне прямо в глаза.</text:p>
      <text:list xml:id="list174513177229951" text:continue-numbering="true" text:style-name="L5">
        <text:list-header>
          <text:p text:style-name="P107">Я молча пожал плечами. Эпплджек уверенно продолжила.</text:p>
        </text:list-header>
      </text:list>
      <text:p text:style-name="P57"><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11">– </text:span>Спасибо, ЭйДжей.</text:p>
      <text:p text:style-name="P57"><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4512773182730" text:continue-numbering="true" text:style-name="L5">
        <text:list-header>
          <text:p text:style-name="P107">Флаттершай пробормотала нечто, показавшееся мне знакомым.</text:p>
        </text:list-header>
      </text:list>
      <text:p text:style-name="P57"><text:span text:style-name="T11">– </text:span>Флатти, ты что-то сказала? Я не расслышал.</text:p>
      <text:p text:style-name="P57"><text:span text:style-name="T11">– </text:span>Намерение Изменяет Реальность.</text:p>
      <text:p text:style-name="P57"><text:span text:style-name="T11">– </text:span>Эээ. А где ты слышала эту фразу, если не секрет?</text:p>
      <text:p text:style-name="P57"><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4512985426302" text:continue-numbering="true" text:style-name="L5">
        <text:list-header>
          <text:p text:style-name="P107">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11">– </text:span>Флатти, ЭйДжей, буду через час. Ждите!</text:p>
      <text:p text:style-name="P52"/>
      <text:h text:style-name="P112" text:outline-level="2">Почти.</text:h>
      <text:p text:style-name="P65"/>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11">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112" text:outline-level="2">Дискорд</text:h>
      <text:p text:style-name="P67"/>
      <text:p text:style-name="P65">Девушки поспешно собирались, пока я растолковывал им задачу.</text:p>
      <text:p text:style-name="P65"><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5"><text:span text:style-name="T11">– </text:span>Это тот твой приятель, который разбился с полгода назад? – спросила Эпплджек.</text:p>
      <text:p text:style-name="P65"><text:span text:style-name="T11">– </text:span>Да, это он.</text:p>
      <text:p text:style-name="P65"><text:span text:style-name="T11">– </text:span>А как мы попадём в его квартиру? Там сейчас кто-то живёт? – Флаттершай прыгала на одной ноге, натягивая кед.</text:p>
      <text:p text:style-name="P65"><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6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17">Плохо написано!</text:span><text:span text:style-name="T11">&gt;</text:span></text:p>
      <text:p text:style-name="P66">Я поднёс брелок пропуска к домофону, но дверь подъезда не открылась. Замигала красная лампочка и зажужжал зуммер.</text:p>
      <text:p text:style-name="P66">Я выругался.</text:p>
      <text:p text:style-name="P66"><text:span text:style-name="T11">– </text:span>Макс, что случилось? У нас проблемы?</text:p>
      <text:p text:style-name="P6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6"><text:soft-page-break/><text:span text:style-name="T11">– </text:span>Так что, будем ломать дверь? – Эпплджек критически осмотрелась, подмечая бабулек на лавочке и зевак во внутреннем скверике.</text:p>
      <text:p text:style-name="P66"><text:span text:style-name="T11">– </text:span>Нет нужды. Лучше станьте-ка сзади меня так, чтобы заслонить от этих бабулек и от вооон той камеры наблюдения.</text:p>
      <text:list xml:id="list6979434687283223082" text:style-name="L6">
        <text:list-header>
          <text:p text:style-name="P10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11">–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11">– </text:span>Макс, тут окно разбито! И верёвка какая-то висит. – крикнула Флаттершай из кухни.</text:p>
      <text:p text:style-name="P83"><text:span text:style-name="T11">–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11">–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11">– </text:span>Оп-па! – пробормотала Эпплджек. – Нежданчик!</text:p>
      <text:p text:style-name="P83"><text:span text:style-name="T11">– </text:span>Ты, я вижу, времени не терял, – моя рука под прикрытием стола медленно тянулась к тяжёлой фарфоровой кружке, стоящей на краю.</text:p>
      <text:p text:style-name="P6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oft-page-break/><text:span text:style-name="T11">– </text:span>А почему ты вообще решил искать нас тут? – спросила Эпплджек. – Приехал бы домой. Мы б тебя чаем напоили.</text:p>
      <text:p text:style-name="P68"><text:span text:style-name="T11">–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11">– </text:span>С кем это вы тут разговариваете?</text:p>
      <text:list xml:id="list4219612921152761451"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111"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text:soft-page-break/>–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11">&lt;</text:span><text:span text:style-name="T17">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text:soft-page-break/>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8">сюда можно вставить похождения Дискорда — вторая неопубликованная глава. Первая — секс с Селестией</text:span>&gt;</text:p>
      <text:p text:style-name="P75">***</text:p>
      <text:p text:style-name="P78"><text:soft-page-break/>–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3">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78">– И что? – продолжила его мысль Эпплджек.</text:p>
      <text:p text:style-name="P78">– Эквестрийские <text:span text:style-name="T11">&lt;</text:span><text:span text:style-name="T17">три месяца</text:span><text:span text:style-name="T11">&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text:soft-page-break/>–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74"/>
      <text:h text:style-name="P111"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11">&lt;</text:span><text:span text:style-name="T17">полгода</text:span><text:span text:style-name="T11">&gt;</text:span> назад своим проходом в Эквестрию.</text:p>
      <text:p text:style-name="P74">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11">–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text:soft-page-break/>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18">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15">Ученик поднял копыто, желая ответить на вопрос, когда Стар Свирл Бородатый громко икнул и </text:span><text:soft-page-break/><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15">–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11">&lt;</text:span>упомянуть в эпизоде на Терре, что МЛП-сериал закрылся год назад<text:span text:style-name="T11">&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11">&lt;</text:span><text:span text:style-name="T19">чёрт</text:span><text:span text:style-name="T11">&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text:soft-page-break/>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11">– </text:span>Какой ещё, нафиг, «мой фанфик»? Я никакого фанфика не писал. И не собираюсь, вообще-то.</text:p>
      <text:p text:style-name="P86"><text:soft-page-break/>Анакорн ехидно ухмыльнулся и откинулся в кресле, переплетя пальцы за затылком.</text:p>
      <text:p text:style-name="P86"><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11">–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11">&lt;</text:span><text:span text:style-name="T17">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11">&lt;</text:span><text:span text:style-name="T17">полгода</text:span><text:span text:style-name="T11">&gt;</text:span> назад. – Я хочу поблагодарить тебя за всё.</text:p>
      <text:p text:style-name="P57"><text:soft-page-break/>–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3221626699936841583" text:style-name="L8">
        <text:list-header>
          <text:p text:style-name="P109">(<text:span text:style-name="T21">Луна — как повелительница снов, слышала разговор Макса с Анакорном</text:span>)</text:p>
          <text:p text:style-name="P110"/>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oft-page-break/><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52">Я опустил руку на шею Дэш и ощутил теплоту и лёгкое покалывание в пустоте.</text:p>
      <text:p text:style-name="P52"><text:span text:style-name="T11">–</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111" text:outline-level="2">Земля</text:h>
      <text:p text:style-name="P55">Музыкальная тема из бегущего по лезвию бритвы — <text:span text:style-name="T11">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text:soft-page-break/>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18">Живая лошадь — не кошка, ухаживать за ней сложнее</text:span><text:span text:style-name="T11">&gt;</text:span></text:p>
      <text:p text:style-name="P2"><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17">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4T17:45:11.631140326</dc:date>
    <meta:editing-duration>P39DT22H22M12S</meta:editing-duration>
    <meta:editing-cycles>1383</meta:editing-cycles>
    <meta:generator>LibreOffice/5.0.2.2$Linux_X86_64 LibreOffice_project/00m0$Build-2</meta:generator>
    <meta:document-statistic meta:table-count="0" meta:image-count="0" meta:object-count="0" meta:page-count="107" meta:paragraph-count="2219" meta:word-count="48721" meta:character-count="324329" meta:non-whitespace-character-count="275469"/>
  </office:meta>
</office:document-meta>
</file>